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Times New Roman1" svg:font-family="'Times New Roman', 'Times New Roman'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243e45" officeooo:paragraph-rsid="00243e45" style:font-weight-asian="normal" style:font-weight-complex="normal"/>
    </style:style>
    <style:style style:name="P4" style:family="paragraph" style:parent-style-name="Standard">
      <style:text-properties officeooo:paragraph-rsid="001f70a1"/>
    </style:style>
    <style:style style:name="P5" style:family="paragraph" style:parent-style-name="Standard">
      <style:text-properties officeooo:paragraph-rsid="00243e45"/>
    </style:style>
    <style:style style:name="P6" style:family="paragraph" style:parent-style-name="Standard">
      <style:text-properties officeooo:rsid="001fa7c6" officeooo:paragraph-rsid="001fa7c6"/>
    </style:style>
    <style:style style:name="P7" style:family="paragraph" style:parent-style-name="Standard">
      <style:text-properties officeooo:rsid="00211c55" officeooo:paragraph-rsid="00211c55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243e45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officeooo:rsid="00243e45" officeooo:paragraph-rsid="00243e45" style:font-weight-asian="normal" style:font-weight-complex="normal"/>
    </style:style>
    <style:style style:name="P11" style:family="paragraph" style:parent-style-name="code">
      <style:text-properties officeooo:paragraph-rsid="001f70a1"/>
    </style:style>
    <style:style style:name="P12" style:family="paragraph" style:parent-style-name="code">
      <style:text-properties officeooo:paragraph-rsid="001f70a1" fo:background-color="#ffff00"/>
    </style:style>
    <style:style style:name="P13" style:family="paragraph" style:parent-style-name="code">
      <style:text-properties officeooo:paragraph-rsid="001fa7c6" fo:background-color="#ffff00"/>
    </style:style>
    <style:style style:name="P14" style:family="paragraph" style:parent-style-name="code">
      <style:text-properties officeooo:paragraph-rsid="00227c07" fo:background-color="#ffff00"/>
    </style:style>
    <style:style style:name="P15" style:family="paragraph" style:parent-style-name="code">
      <style:text-properties officeooo:paragraph-rsid="001fa7c6"/>
    </style:style>
    <style:style style:name="P16" style:family="paragraph" style:parent-style-name="code">
      <style:text-properties officeooo:paragraph-rsid="00227c07"/>
    </style:style>
    <style:style style:name="P17" style:family="paragraph" style:parent-style-name="code">
      <style:text-properties officeooo:rsid="001fa7c6"/>
    </style:style>
    <style:style style:name="P18" style:family="paragraph" style:parent-style-name="code">
      <style:text-properties officeooo:rsid="001fa7c6" officeooo:paragraph-rsid="001fa7c6"/>
    </style:style>
    <style:style style:name="P19" style:family="paragraph" style:parent-style-name="aufgabe">
      <style:text-properties officeooo:paragraph-rsid="001fa361"/>
    </style:style>
    <style:style style:name="P20" style:family="paragraph" style:parent-style-name="Standard">
      <style:text-properties officeooo:rsid="001fa7c6" officeooo:paragraph-rsid="001fa7c6"/>
    </style:style>
    <style:style style:name="P21" style:family="paragraph" style:parent-style-name="Standard" style:list-style-name="L1">
      <style:text-properties officeooo:paragraph-rsid="001fa7c6"/>
    </style:style>
    <style:style style:name="P22" style:family="paragraph" style:parent-style-name="Standard" style:list-style-name="L1">
      <style:text-properties officeooo:paragraph-rsid="00224c36"/>
    </style:style>
    <style:style style:name="P23" style:family="paragraph" style:parent-style-name="Standard" style:list-style-name="L1">
      <style:text-properties fo:font-style="normal" officeooo:paragraph-rsid="00224c36" style:font-style-asian="normal" style:font-style-complex="normal"/>
    </style:style>
    <style:style style:name="P24" style:family="paragraph" style:parent-style-name="Standard" style:list-style-name="L1">
      <style:text-properties fo:font-style="normal" officeooo:paragraph-rsid="00227c07" style:font-style-asian="normal" style:font-style-complex="normal"/>
    </style:style>
    <style:style style:name="P25" style:family="paragraph" style:parent-style-name="Standard" style:list-style-name="L1">
      <style:text-properties fo:font-style="normal" officeooo:rsid="00224c36" officeooo:paragraph-rsid="00224c36" style:font-style-asian="normal" style:font-style-complex="normal"/>
    </style:style>
    <style:style style:name="P26" style:family="paragraph" style:parent-style-name="Standard" style:list-style-name="L1">
      <style:text-properties fo:font-style="normal" officeooo:rsid="00227c07" officeooo:paragraph-rsid="00227c07" style:font-style-asian="normal" style:font-style-complex="normal"/>
    </style:style>
    <style:style style:name="P27" style:family="paragraph" style:parent-style-name="Standard" style:list-style-name="L1">
      <style:text-properties fo:font-style="normal" officeooo:rsid="00243e45" officeooo:paragraph-rsid="00243e45" style:font-style-asian="normal" style:font-style-complex="normal"/>
    </style:style>
    <style:style style:name="P28" style:family="paragraph" style:parent-style-name="Standard">
      <style:text-properties officeooo:paragraph-rsid="00211c55"/>
    </style:style>
    <style:style style:name="P29" style:family="paragraph" style:parent-style-name="Standard">
      <style:text-properties officeooo:paragraph-rsid="00243e45"/>
    </style:style>
    <style:style style:name="P30" style:family="paragraph" style:parent-style-name="Standard">
      <style:text-properties fo:font-weight="normal" officeooo:paragraph-rsid="001fa361" style:font-weight-asian="normal" style:font-weight-complex="normal"/>
    </style:style>
    <style:style style:name="P31" style:family="paragraph" style:parent-style-name="Standard">
      <style:text-properties fo:font-weight="normal" officeooo:paragraph-rsid="00243e45" style:font-weight-asian="normal" style:font-weight-complex="normal"/>
    </style:style>
    <style:style style:name="P32" style:family="paragraph" style:parent-style-name="Standard" style:list-style-name="List_20_3">
      <style:paragraph-properties fo:margin-left="0cm" fo:margin-right="0cm" fo:text-indent="0cm" style:auto-text-indent="false"/>
    </style:style>
    <style:style style:name="P33" style:family="paragraph" style:parent-style-name="Heading_20_2">
      <style:text-properties officeooo:rsid="001fa7c6"/>
    </style:style>
    <style:style style:name="P34" style:family="paragraph" style:parent-style-name="Heading_20_2">
      <style:text-properties officeooo:rsid="001fa361"/>
    </style:style>
    <style:style style:name="P35" style:family="paragraph" style:parent-style-name="Text_20_body" style:list-style-name="List_20_3">
      <style:text-properties officeooo:paragraph-rsid="00299182"/>
    </style:style>
    <style:style style:name="P36" style:family="paragraph" style:parent-style-name="Text_20_body">
      <style:text-properties officeooo:rsid="001fa361" officeooo:paragraph-rsid="001f70a1"/>
    </style:style>
    <style:style style:name="P37" style:family="paragraph" style:parent-style-name="Heading_20_3">
      <style:text-properties officeooo:rsid="00211c55"/>
    </style:style>
    <style:style style:name="P38" style:family="paragraph" style:parent-style-name="Heading_20_3">
      <style:text-properties officeooo:paragraph-rsid="001fa361"/>
    </style:style>
    <style:style style:name="P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f70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a7c6" style:font-weight-asian="bold" style:font-weight-complex="bold"/>
    </style:style>
    <style:style style:name="T4" style:family="text">
      <style:text-properties fo:language="de" fo:country="AT"/>
    </style:style>
    <style:style style:name="T5" style:family="text">
      <style:text-properties fo:language="de" fo:country="AT" officeooo:rsid="00224c36"/>
    </style:style>
    <style:style style:name="T6" style:family="text">
      <style:text-properties fo:language="en" fo:country="GB"/>
    </style:style>
    <style:style style:name="T7" style:family="text">
      <style:text-properties fo:language="it" fo:country="IT"/>
    </style:style>
    <style:style style:name="T8" style:family="text">
      <style:text-properties fo:background-color="#ffff00"/>
    </style:style>
    <style:style style:name="T9" style:family="text">
      <style:text-properties officeooo:rsid="001f70a1" fo:background-color="#ffff00"/>
    </style:style>
    <style:style style:name="T10" style:family="text">
      <style:text-properties officeooo:rsid="001fa7c6"/>
    </style:style>
    <style:style style:name="T11" style:family="text">
      <style:text-properties officeooo:rsid="00224c36"/>
    </style:style>
    <style:style style:name="T12" style:family="text">
      <style:text-properties fo:font-style="italic" officeooo:rsid="00224c36" style:font-style-asian="italic" style:font-style-complex="italic"/>
    </style:style>
    <style:style style:name="T13" style:family="text">
      <style:text-properties fo:font-style="italic" officeooo:rsid="001fa7c6" style:font-style-asian="italic" style:font-style-complex="italic"/>
    </style:style>
    <style:style style:name="T14" style:family="text">
      <style:text-properties fo:font-style="italic" officeooo:rsid="00227c07" style:font-style-asian="italic" style:font-style-complex="italic"/>
    </style:style>
    <style:style style:name="T15" style:family="text">
      <style:text-properties fo:font-style="italic" officeooo:rsid="00243e45" style:font-style-asian="italic" style:font-style-complex="italic"/>
    </style:style>
    <style:style style:name="T16" style:family="text">
      <style:text-properties fo:font-style="italic" officeooo:rsid="0028be2e" style:font-style-asian="italic" style:font-style-complex="italic"/>
    </style:style>
    <style:style style:name="T17" style:family="text">
      <style:text-properties officeooo:rsid="00227c07"/>
    </style:style>
    <style:style style:name="T18" style:family="text">
      <style:text-properties officeooo:rsid="00243e45"/>
    </style:style>
    <style:style style:name="T19" style:family="text">
      <style:text-properties officeooo:rsid="00056f8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40"><text:a xlink:type="simple" xlink:href="#__RefHeading__5555_1769574776" text:style-name="Internet_20_link" text:visited-style-name="Internet_20_link">1. </text:a>Arbeitsblatt: Socket - C<text:tab/>1</text:p>
          <text:p text:style-name="P39"><text:a xlink:type="simple" xlink:href="#__RefHeading__28572_735908501" text:style-name="Internet_20_link" text:visited-style-name="Internet_20_link">1.1. </text:a>Aufgabe: Portscanner<text:tab/>1</text:p>
          <text:p text:style-name="P41"><text:a xlink:type="simple" xlink:href="#__RefHeading__7760_707975417" text:style-name="Internet_20_link" text:visited-style-name="Internet_20_link">1.1.1. </text:a>Aufgabe: nmap<text:tab/>1</text:p>
          <text:p text:style-name="P41"><text:a xlink:type="simple" xlink:href="#__RefHeading__7762_707975417" text:style-name="Internet_20_link" text:visited-style-name="Internet_20_link">1.1.2. </text:a>Aufgabe: portscanner<text:tab/>1</text:p>
          <text:p text:style-name="P39"><text:a xlink:type="simple" xlink:href="#__RefHeading__7712_707975417" text:style-name="Internet_20_link" text:visited-style-name="Internet_20_link">1.2. </text:a>Weitere Aufgaben<text:tab/>3</text:p>
          <text:p text:style-name="P41"><text:a xlink:type="simple" xlink:href="#__RefHeading__7714_707975417" text:style-name="Internet_20_link" text:visited-style-name="Internet_20_link">1.2.1. </text:a>Aufgabe: rated.c, rate.c<text:tab/>3</text:p>
          <text:p text:style-name="P41"><text:a xlink:type="simple" xlink:href="#__RefHeading__7885_459630661" text:style-name="Internet_20_link" text:visited-style-name="Internet_20_link">1.2.2. </text:a>*Aufgabe: lesbar<text:tab/>3</text:p>
          <text:p text:style-name="P41"><text:a xlink:type="simple" xlink:href="#__RefHeading__5943_1768669145" text:style-name="Internet_20_link" text:visited-style-name="Internet_20_link">1.2.3. </text:a>*Aufgabe: isbn<text:tab/>4</text:p>
          <text:p text:style-name="P41"><text:a xlink:type="simple" xlink:href="#__RefHeading__28576_735908501" text:style-name="Internet_20_link" text:visited-style-name="Internet_20_link">1.2.4. </text:a>*Aufgabe: permutation<text:tab/>4</text:p>
        </text:index-body>
      </text:table-of-content>
      <text:h text:style-name="Heading_20_1" text:outline-level="1"><text:bookmark-start text:name="__RefHeading__5555_1769574776"/>Arbeitsblatt: <text:span text:style-name="T1">Socket - C</text:span><text:bookmark-end text:name="__RefHeading__5555_1769574776"/></text:h>
      <text:list xml:id="list6855040582417266557" text:style-name="List_20_3">
        <text:list-item>
          <text:p text:style-name="P35"><text:span text:style-name="T19">Grundlage: WEB-NW-PROG/01-SOCKET/01-lernen/nw-prog-01-grundlagen-c.odt</text:span></text:p>
        </text:list-item>
      </text:list>
      <text:h text:style-name="P33" text:outline-level="2"><text:bookmark-start text:name="__RefHeading__28572_735908501"/>Aufgabe: Portscanner<text:bookmark-end text:name="__RefHeading__28572_735908501"/></text:h>
      <text:p text:style-name="P6">Der Portscanner soll die ersten 1024 Ports von bestimmten IP-Adressen scannen und ausgeben, ob an dem Port ein Service 'LISTEN' bereit ist.</text:p>
      <text:p text:style-name="P6"/>
      <text:p text:style-name="P17">netstat -a|more</text:p>
      <text:p text:style-name="P6"/>
      <text:p text:style-name="P6">Der Aufruf soll das Scannen ganzer IP-Adressenbereiche ermöglichen.</text:p>
      <text:p text:style-name="P18">./portscanner.exe 172.16.22.10 172.16.22.20</text:p>
      <text:p text:style-name="P4"/>
      <text:h text:style-name="P37" text:outline-level="3"><text:bookmark-start text:name="__RefHeading__7760_707975417"/>Aufgabe: nmap<text:bookmark-end text:name="__RefHeading__7760_707975417"/></text:h>
      <text:p text:style-name="P7">Es gibt ein nützliches Programm namens nmap.</text:p>
      <text:p text:style-name="P7">Erstelle eine kurze Präsentation zur Verwendung von nmap.</text:p>
      <text:p text:style-name="P28"/>
      <text:h text:style-name="Heading_20_3" text:outline-level="3"><text:bookmark-start text:name="__RefHeading__7762_707975417"/><text:span text:style-name="T11">Aufgabe: portscanner</text:span><text:span text:style-name="T5"> </text:span><text:bookmark-end text:name="__RefHeading__7762_707975417"/></text:h>
      <text:p text:style-name="Standard"><text:span text:style-name="T5">Quelle: </text:span><text:a xlink:type="simple" xlink:href="http://www.zotteljedi.de/"><text:span text:style-name="T5">http://www.zotteljedi.de/</text:span></text:a></text:p>
      <text:p text:style-name="P6">Das Programmbeispiel hat bestimmte Lücken, die zu ersetzen sind.</text:p>
      <text:p text:style-name="P6"/>
      <text:list xml:id="list6214469159210531564" text:style-name="L1">
        <text:list-item>
          <text:p text:style-name="P21"><text:span text:style-name="T10">Zunächst müssen die richtigen/notwendigen </text:span><text:span text:style-name="T13">Haederdateien</text:span><text:span text:style-name="T10"> inkludiert werden.<text:line-break/></text:span></text:p>
        </text:list-item>
        <text:list-item>
          <text:p text:style-name="P22"><text:span text:style-name="T11">Da die IP-Adresse 'gerechnet' wird, d.h. Es wird von der Start-Adresse zur Zieladresse gerechnet. (zB: 172.16.22.</text:span><text:span text:style-name="T3">10</text:span><text:span text:style-name="T10"> → 172.16.22.</text:span><text:span text:style-name="T3">20</text:span><text:span text:style-name="T11">), <text:line-break/>muss die IP-Adresse als 32 Bit-Wert (unsigned long) gespeichert werden. Dazu dient die Datenstruktur </text:span><text:span text:style-name="T12">sockaddr_in</text:span><text:span text:style-name="T11">.<text:line-break/></text:span></text:p>
        </text:list-item>
        <text:list-item>
          <text:p text:style-name="P22"><text:span text:style-name="T11">Weiters wird die Funktion <text:s/></text:span><text:span text:style-name="T12">getservbyport</text:span><text:span text:style-name="T11">() verwendet, um den eigentlichen Service-Namen für den Port ausgeben zu können. Dazu verwendet man die Datenstruktur </text:span><text:span text:style-name="T12">servent. </text:span><text:span text:style-name="T16">(als Zeiger)</text:span><text:span text:style-name="T12"><text:line-break/></text:span></text:p>
        </text:list-item>
        <text:list-item>
          <text:p text:style-name="P23"><text:span text:style-name="T11">Um die Nummer-Notation 123.123.123.123 in einen 32 Bit Wert zu verwandlen verwendet man die Funktion:</text:span><text:span text:style-name="T12"> inet_addr</text:span><text:span text:style-name="T11">(). <text:line-break/></text:span></text:p>
        </text:list-item>
        <text:list-item>
          <text:p text:style-name="P25">Um mit dieser 32-Bit-IP-Adresse intern rechnen zu können, muss vorher mit ntohl() in die 32-Bit-IP-Adresse <text:s/>in eine unsigned long Variable umgewandelt werden.<text:line-break/></text:p>
        </text:list-item>
        <text:list-item>
          <text:p text:style-name="P23"><text:span text:style-name="T11">Um die aktuelle long Variable curr als IP-Adresse (in der Nummernnotation) am Bildschirm ausgeben zu können, verwendet man </text:span><text:span text:style-name="T12">htonl</text:span><text:span text:style-name="T11">() und </text:span><text:span text:style-name="T12">inet_ntoa</text:span><text:span text:style-name="T11">().<text:line-break/></text:span></text:p>
        </text:list-item>
        <text:list-item>
          <text:p text:style-name="P26">Nun kann man alle Ports (0...1024) testen. Dazu erstellt man einen Socket-Deskriptor s. <text:soft-page-break/>Wir wollen nur die TCP-Verbindungen überprüfen.<text:line-break/></text:p>
        </text:list-item>
        <text:list-item>
          <text:p text:style-name="P26">Im Anschluss muss die Socket-Adressstruktur-Variable mit den richtigen Werten initialisiert werden, sodass ein späteres connect() beim richtigen Server und Port durchgeführt werden kann.<text:line-break/></text:p>
        </text:list-item>
        <text:list-item>
          <text:p text:style-name="P24"><text:span text:style-name="T17">Wenn der connect() erfolgreich war, muss mit </text:span><text:span text:style-name="T14">getservby</text:span><text:span text:style-name="T15">port</text:span><text:span text:style-name="T17">() der Name des TCP-Ports ermittelt werden. Ist dies nicht möglich wird die Portnummer ausgegeben.<text:line-break/></text:span></text:p>
        </text:list-item>
        <text:list-item>
          <text:p text:style-name="P27">Am Ende muss man den Socket wieder schliessen.<text:line-break/></text:p>
        </text:list-item>
      </text:list>
      <text:p text:style-name="P5"><text:span text:style-name="T18">Hier nun das Programmfragment:</text:span></text:p>
      <text:p text:style-name="P11">// ein portscanner.c</text:p>
      <text:p text:style-name="P11">// gcc portscanner.c -o portscanner.exe</text:p>
      <text:p text:style-name="P11">// ./portscanner.exe 127.0.0.1 127.0.0.1 <text:line-break/>// ./portscanner.exe 172.16.22.10 172.16.22.20 </text:p>
      <text:p text:style-name="P11">#include &lt;stdio.h&gt;</text:p>
      <text:p text:style-name="P11">#include &lt;stdlib.h&gt;</text:p>
      <text:p text:style-name="P11">#include &lt;string.h&gt;</text:p>
      <text:p text:style-name="P11">#include &lt;sys/types.h&gt;</text:p>
      <text:p text:style-name="P15"/>
      <text:p text:style-name="P13">// <text:span text:style-name="T1">ENTER CODE HERE</text:span></text:p>
      <text:p text:style-name="P11"/>
      <text:p text:style-name="P11">int main(int argc, char *argv[]){</text:p>
      <text:p text:style-name="P11"/>
      <text:p text:style-name="P12">// <text:span text:style-name="T1">ENTER CODE HERE</text:span></text:p>
      <text:p text:style-name="P11"><text:tab/>struct ??????;</text:p>
      <text:p text:style-name="P11"/>
      <text:p text:style-name="P11"><text:tab/>int s, i;</text:p>
      <text:p text:style-name="P11"><text:tab/>unsigned long begin, end, curr;</text:p>
      <text:p text:style-name="P11"/>
      <text:p text:style-name="P11"><text:tab/>if (argc &lt; 3){</text:p>
      <text:p text:style-name="P11"><text:tab/><text:tab/>fprintf(stderr, "usage: %s &lt;begin-IP&gt; &lt;end-IP&gt;\n", argv[0]);</text:p>
      <text:p text:style-name="P11"><text:tab/><text:tab/>return 1;</text:p>
      <text:p text:style-name="P11"><text:tab/>}</text:p>
      <text:p text:style-name="P11"/>
      <text:p text:style-name="P12">// <text:span text:style-name="T1">ENTER CODE HERE</text:span></text:p>
      <text:p text:style-name="P11"><text:tab/>begin = ???????????????????????????;</text:p>
      <text:p text:style-name="P11"><text:tab/>end = ?????????????????????????????;</text:p>
      <text:p text:style-name="P11"/>
      <text:p text:style-name="P11"><text:tab/>if (begin &gt; end){</text:p>
      <text:p text:style-name="P11"><text:tab/><text:tab/>curr = end;</text:p>
      <text:p text:style-name="P11"><text:tab/><text:tab/>end = begin;</text:p>
      <text:p text:style-name="P11"><text:tab/><text:tab/>begin = curr;</text:p>
      <text:p text:style-name="P11"><text:tab/>}</text:p>
      <text:p text:style-name="P11"/>
      <text:p text:style-name="P11"><text:tab/>for (curr = begin; curr &lt;= end; curr++){</text:p>
      <text:p text:style-name="P11"/>
      <text:p text:style-name="P12">// <text:span text:style-name="T1">ENTER CODE HERE</text:span></text:p>
      <text:p text:style-name="P11"><text:tab/><text:tab/>printf("%s:\n", inet_ntoa(addr.sin_addr));</text:p>
      <text:p text:style-name="P11"/>
      <text:p text:style-name="P11"><text:tab/><text:tab/>for (i = 0; i &lt; 1024; i++){</text:p>
      <text:p text:style-name="P11"/>
      <text:p text:style-name="P12">// <text:span text:style-name="T1">ENTER CODE HERE</text:span></text:p>
      <text:p text:style-name="P11"/>
      <text:p text:style-name="P11"><text:tab/><text:tab/><text:tab/>if (s == -1){</text:p>
      <text:p text:style-name="P11"><text:tab/><text:tab/><text:tab/><text:tab/>perror("socket() failed");</text:p>
      <text:p text:style-name="P11"><text:soft-page-break/><text:tab/><text:tab/><text:tab/><text:tab/>return 3;</text:p>
      <text:p text:style-name="P11"><text:tab/><text:tab/><text:tab/>}</text:p>
      <text:p text:style-name="P16"/>
      <text:p text:style-name="P14">// <text:span text:style-name="T1">ENTER CODE HERE</text:span></text:p>
      <text:p text:style-name="P11"/>
      <text:p text:style-name="P11"><text:span text:style-name="T6"><text:tab/><text:tab/><text:tab/></text:span><text:span text:style-name="T7">printf("%i\r", i);</text:span></text:p>
      <text:p text:style-name="P11"><text:span text:style-name="T7"><text:tab/><text:tab/><text:tab/></text:span><text:span text:style-name="T6">fflush(stdout);</text:span></text:p>
      <text:p text:style-name="P11"/>
      <text:p text:style-name="P11"><text:span text:style-name="T8">// </text:span><text:span text:style-name="T9">ENTER CODE HERE</text:span></text:p>
      <text:p text:style-name="P11"><text:tab/><text:tab/><text:tab/>if (!connect(????????????????????????????????????)){</text:p>
      <text:p text:style-name="P11"/>
      <text:p text:style-name="P12">// <text:span text:style-name="T1">ENTER CODE HERE</text:span></text:p>
      <text:p text:style-name="P11"/>
      <text:p text:style-name="P11"><text:tab/><text:tab/><text:tab/><text:tab/>if (serv)</text:p>
      <text:p text:style-name="P11"><text:tab/><text:tab/><text:tab/><text:tab/><text:tab/>printf("%i (%s) open\n", i, serv-&gt;s_name);</text:p>
      <text:p text:style-name="P11"><text:tab/><text:tab/><text:tab/><text:tab/>else</text:p>
      <text:p text:style-name="P11"><text:tab/><text:tab/><text:tab/><text:tab/><text:tab/>printf("%i (unknown) open\n", i);</text:p>
      <text:p text:style-name="P11"><text:tab/><text:tab/><text:tab/>}</text:p>
      <text:p text:style-name="P11"/>
      <text:p text:style-name="P11"><text:span text:style-name="T8">// </text:span><text:span text:style-name="T9">ENTER CODE HERE</text:span></text:p>
      <text:p text:style-name="P11"/>
      <text:p text:style-name="P11"><text:tab/><text:tab/>}</text:p>
      <text:p text:style-name="P11"/>
      <text:p text:style-name="P11"><text:tab/><text:tab/>puts("----");</text:p>
      <text:p text:style-name="P11"><text:span text:style-name="T6"><text:tab/></text:span><text:span text:style-name="T4">}</text:span></text:p>
      <text:p text:style-name="P11"><text:tab/>return 0;</text:p>
      <text:p text:style-name="P11">}</text:p>
      <text:p text:style-name="P36"/>
      <text:h text:style-name="P34" text:outline-level="2"><text:bookmark-start text:name="__RefHeading__7712_707975417"/>Weitere Aufgaben<text:bookmark-end text:name="__RefHeading__7712_707975417"/></text:h>
      <text:h text:style-name="P38" text:outline-level="3"><text:bookmark-start text:name="__RefHeading__7714_707975417"/>Aufgabe: rated.c, rate.c<text:bookmark-end text:name="__RefHeading__7714_707975417"/></text:h>
      <text:p text:style-name="P19">Schreiben Sie ein Programm zum Zahlenraten</text:p>
      <text:p text:style-name="P19"><text:tab/>Der Server: </text:p>
      <text:p text:style-name="P19"><text:tab/>nach dem Verbindungsaufbau durch den Client denkt sich der Server </text:p>
      <text:p text:style-name="P19"><text:tab/>eine Zahl zwischen 0 und 99 aus. </text:p>
      <text:p text:style-name="P19"><text:tab/> </text:p>
      <text:p text:style-name="P19"><text:tab/>Dann wiederholt, bis zum Treffer... </text:p>
      <text:p text:style-name="P19"><text:tab/>1.Client </text:p>
      <text:p text:style-name="P19"><text:tab/>* liest vom User eine Zahl (0-99) ein und </text:p>
      <text:p text:style-name="P19"><text:tab/>* schickt diese an den Server </text:p>
      <text:p text:style-name="P19"><text:tab/>2.Server </text:p>
      <text:p text:style-name="P19"><text:tab/>* liest die geratene Zahl vom Client </text:p>
      <text:p text:style-name="P19"><text:tab/>* bewertet die geratene Zahl mit </text:p>
      <text:p text:style-name="P19"><text:tab/> <text:s/>"zu tief", "getroffen" oder "zu hoch" </text:p>
      <text:p text:style-name="P19"><text:tab/>* sendet die Bewertung an den Client </text:p>
      <text:p text:style-name="P19"><text:tab/>3.Client </text:p>
      <text:p text:style-name="P19"><text:tab/>* liest die Bewertung und </text:p>
      <text:p text:style-name="P19"><text:tab/>* leitet daraus einen neuen Rateversuch ab, oder (weil getroffen) endet </text:p>
      <text:p text:style-name="P30"/>
      <text:h text:style-name="Heading_20_3" text:outline-level="3"><text:bookmark-start text:name="__RefHeading__7885_459630661"/><text:span text:style-name="T18">*Aufgabe: </text:span>lesbar<text:bookmark-end text:name="__RefHeading__7885_459630661"/></text:h>
      <text:p text:style-name="P31"><text:span text:style-name="T18">Erstellen Sie eine Client/Server-Anwendung:<text:line-break/></text:span>Lesen Sie wortweise ein und tauschen Sie die Buchstaben des Wortes beliebig oft. Aber</text:p>
      <text:p text:style-name="P2">lassen Sie den 1. und letzten Buchstaben unvertauscht. </text:p>
      <text:p text:style-name="P2"><text:soft-page-break/>Geben Sie die Wörter aus. Kann man den so erhaltenen Text noch lesen?</text:p>
      <text:p text:style-name="Standard"/>
      <text:h text:style-name="Heading_20_3" text:outline-level="3"><text:bookmark-start text:name="__RefHeading__5943_1768669145"/>*<text:span text:style-name="T18">Aufgabe: </text:span>isbn<text:bookmark-end text:name="__RefHeading__5943_1768669145"/></text:h>
      <text:p text:style-name="P3">Erstellen Sie eine Client/Server-Anwendung:</text:p>
      <text:p text:style-name="P5">Zur Kennzeichnung von Waren verwendet man den sogenannten EAN-Code (Europäische Artikel-Nummerierung mit 13 Ziffern). Bei Büchern ist die ISBN-Nummer üblich. Bei der letzten Ziffer der Nummer handelt es sich um eine sogenannte Prüfziffer, sodass z.B. einfache Eingabefehler erkannt werden können. Die Prüfziffer berechnet sich aus den übrigen Ziffern. </text:p>
      <text:p text:style-name="Standard"/>
      <text:p text:style-name="Standard"><text:span text:style-name="T2">ISBN-13</text:span><text:line-break/>Zur Berechnung der Prüfziffer bei der ISBN-13 werden alle zwölf Ziffern der noch unvollständigen ISBN addiert, wobei die Ziffern mit gerader Position (also die 2., 4. usw.) dreifachen Wert erhalten. <text:line-break/>Bsp: Eine 5 an 6. Stelle beispielsweise fließt als 15 in die Addition ein. <text:line-break/>Von dem Ergebnis dieser Addition wird die letzte Stelle bestimmt, die dann von 10 subtrahiert wird.<text:line-break/>Bsp: Also etwa 10 − 4 = 6 bei einem Additionsergebnis von 124. <text:line-break/>Dieses Endergebnis ist die Prüfziffer. Ist das Endergebnis indessen 10, ist die Prüfziffer 0. </text:p>
      <text:p text:style-name="Standard"/>
      <text:p text:style-name="Text_20_body">Formel zur Berechnung der Prüfziffer:</text:p>
      <text:p text:style-name="Text_20_body"><draw:frame draw:style-name="fr1" draw:name="Objekt9" text:anchor-type="as-char" svg:width="6.481cm" svg:height="0.799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Text_20_body"><text:s text:c="2"/>Das (i+1)mod 2 sorgt für die wechselnde Gewichtung von 1 und 3. </text:p>
      <text:p text:style-name="Text_20_body">Erstreckt man die Summierung auch auf die Prüfziffer (n = 13), so erhält man bei einer fehlerfreien ISBN als Ergebnis 0.</text:p>
      <text:p text:style-name="P1"/>
      <text:p text:style-name="Standard"><text:span text:style-name="T2">Beispiel</text:span>:</text:p>
      <text:p text:style-name="Standard">978-3-7657-2781-?</text:p>
      <text:p text:style-name="Standard"><text:span text:style-name="T2">Lösung</text:span>:</text:p>
      <text:p text:style-name="Standard">9 + 8 + 7 + 5 + 2 + 8 + 3 * (7 + 3 + 6 + 7 + 7 + 1) = 39 + 3 * 31 = 39 + 93 = 132</text:p>
      <text:p text:style-name="Standard">132 mod 10 = 2</text:p>
      <text:p text:style-name="Standard">10 − 2 mod 10 = 8 <text:tab/>d.h. Die Prüfziffer ist 8</text:p>
      <text:p text:style-name="Standard"/>
      <text:h text:style-name="Heading_20_3" text:outline-level="3"><text:bookmark-start text:name="__RefHeading__28576_735908501"/>*<text:span text:style-name="T18">Aufgabe: </text:span>permutation<text:bookmark-end text:name="__RefHeading__28576_735908501"/></text:h>
      <text:p text:style-name="P10">Erstellen Sie eine Client/Server-Anwendung:</text:p>
      <text:p text:style-name="P9">Definition:Permutation</text:p>
      <text:p text:style-name="P8">Ein Array int [n] enthält eine »Permutation«, </text:p>
      <text:p text:style-name="P8">wenn alle Zahlen 1, ... , n genau einmal als Elemente vorkommen. </text:p>
      <text:p text:style-name="P8"/>
      <text:p text:style-name="P8">Aufgabe: Permutation</text:p>
      <text:p text:style-name="P8">Schreiben Sie ein Programm (permutation), das</text:p>
      <text:list xml:id="list105114278456477" text:continue-list="list6855040582417266557" text:style-name="List_20_3">
        <text:list-item>
          <text:p text:style-name="P32">ein Array namens permutation mit genau 4 Elementen definiert</text:p>
        </text:list-item>
        <text:list-item>
          <text:p text:style-name="P32">lesen Sie von der Tastatur 4 Elemente ins Array ein.<text:line-break/>Achtung die Werte dürfen nur zwischen 0 bis 4 sein. D.h. Ihr Programm darf keine anderen Werte ins Array einlesen.</text:p>
        </text:list-item>
        <text:list-item>
          <text:p text:style-name="P32">Überprüfen Sie, ob die eingegebenen Werte im Array eine Permutation ergeben.<text:line-break/>Eine 0 spielt dabei die Rolle eines Jokers, der beliebige Werte 1, ... , n annehmen kann.</text:p>
        </text:list-item>
        <text:list-item>
          <text:p text:style-name="P32">Geben Sie nach der Überprüfung das Array und das Ergebnis ihrer Überprüfung aus. (siehe Beispiel unten)</text:p>
        </text:list-item>
      </text:list>
      <text:p text:style-name="P8"/>
      <text:p text:style-name="P8">Beispiele:</text:p>
      <text:p text:style-name="P8"><text:tab/>(2,1,4,3) ist eine Permutation der Zahlen 1, ... ,4.</text:p>
      <text:p text:style-name="P8"><text:tab/>(1,2,2,3) ist keine Permutation.</text:p>
      <text:p text:style-name="P8"><text:tab/>(2,0,0,3) kann zur Permutation ergänzt werden.</text:p>
      <text:p text:style-name="P8"><text:tab/>(2,0,0,2) kann nicht zu einer Permutation ergänz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Times New Roman1" svg:font-family="'Times New Roman', 'Times New Roman'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ff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ff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size="10pt" style:font-name-asian="Courier New2" style:font-size-asian="10pt" style:font-name-complex="Courier New2" style:font-size-complex="10pt"/>
    </style:style>
    <style:style style:name="Default" style:family="paragraph" style:parent-style-name="Standard">
      <style:paragraph-properties fo:text-align="start" style:justify-single-word="false" style:shadow="non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f70a1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span text:style-name="MT1"><text:file-name text:display="name-and-extension">AB-C-portscanner-rate-lesbar-isbn-permutation.odt</text:file-name></text:span><text:tab/>Arbeitsunterlage</text:p>
      </style:header>
      <style:footer>
        <text:p text:style-name="Footer">Informatik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meta:creation-date>2013-10-03T20:05:36</meta:creation-date>
    <meta:editing-cycles>13</meta:editing-cycles>
    <meta:editing-duration>PT7H32M38S</meta:editing-duration>
    <meta:initial-creator>Anton Hofmann</meta:initial-creator>
    <dc:date>2014-02-20T10:51:12.209323156</dc:date>
    <meta:document-statistic meta:table-count="0" meta:image-count="0" meta:object-count="1" meta:page-count="4" meta:paragraph-count="140" meta:word-count="1019" meta:character-count="6795" meta:non-whitespace-character-count="5788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htl/ab/meineVorlagen/arbeitsunterlage.ott" meta:date="2013-10-03T20:05: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n>13</math:mn>
        </math:msub>
        <math:mo math:stretchy="false">=</math:mo>
        <math:mrow>
          <math:mn>10</math:mn>
          <math:mo math:stretchy="false">−</math:mo>
          <math:mrow>
            <math:mo math:stretchy="false">(</math:mo>
            <math:mrow>
              <math:mrow>
                <math:msubsup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row>
                    <math:mi>n</math:mi>
                    <math:mo math:stretchy="false">=</math:mo>
                    <math:mn>12</math:mn>
                  </math:mrow>
                </math:msubsup>
                <math:msub>
                  <math:mi>z</math:mi>
                  <math:mi>i</math:mi>
                </math:msub>
              </math:mrow>
              <math:mo math:stretchy="false">⋅</math:mo>
              <math:msup>
                <math:mn>3</math:mn>
                <math:mrow>
                  <math:mrow>
                    <math:mo math:stretchy="false">(</math:mo>
                    <math:mrow>
                      <math:mi>i</math:mi>
                      <math:mo math:stretchy="false">+</math:mo>
                      <math:mn>1</math:mn>
                    </math:mrow>
                    <math:mo math:stretchy="false">)</math:mo>
                  </math:mrow>
                  <math:mi math:fontstyle="italic">mod</math:mi>
                  <math:mn>2</math:mn>
                </math:mrow>
              </math:msup>
            </math:mrow>
            <math:mo math:stretchy="false">)</math:mo>
          </math:mrow>
        </math:mrow>
      </math:mrow>
      <math:mi math:fontstyle="italic">mod</math:mi>
      <math:mn>10</math:mn>
    </math:mrow>
    <math:annotation math:encoding="StarMath 5.0">z_{13} = 10-    ( sum_{i=1}^{n=12} z_i cdot 3^{(i+1) mod 2} ) mod 10</math:annotation>
  </math:semantics>
</math:math>
</file>